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ARCH</text:p>
          </table:table-cell>
          <table:table-cell table:formula="of:=SEARCH([.C1];[.$E$1])"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string with 123 numbers, ABC letters and other 456 numbers. 1 23 345</text:p>
          </table:table-cell>
          <table:table-cell table:number-columns-repeated="2"/>
        </table:table-row>
        <table:table-row table:style-name="ro1">
          <table:table-cell table:formula="of:=[.A1]" office:value-type="string" office:string-value="SEARCH" calcext:value-type="string">
            <text:p>SEARCH</text:p>
          </table:table-cell>
          <table:table-cell table:formula="of:=SEARCH([.C2];[.$E$1])" office:value-type="float" office:value="1" calcext:value-type="float">
            <text:p>1</text:p>
          </table:table-cell>
          <table:table-cell office:value-type="string" calcext:value-type="string">
            <text:p>.*</text:p>
          </table:table-cell>
          <table:table-cell table:number-columns-repeated="4"/>
        </table:table-row>
        <table:table-row table:style-name="ro1">
          <table:table-cell table:formula="of:=[.A2]" office:value-type="string" office:string-value="SEARCH" calcext:value-type="string">
            <text:p>SEARCH</text:p>
          </table:table-cell>
          <table:table-cell table:formula="of:=SEARCH([.C3];[.$E$1])" office:value-type="float" office:value="15" calcext:value-type="float">
            <text:p>15</text:p>
          </table:table-cell>
          <table:table-cell office:value-type="string" calcext:value-type="string">
            <text:p>\d+</text:p>
          </table:table-cell>
          <table:table-cell table:number-columns-repeated="4"/>
        </table:table-row>
        <table:table-row table:style-name="ro1">
          <table:table-cell table:formula="of:=[.A3]" office:value-type="string" office:string-value="SEARCH" calcext:value-type="string">
            <text:p>SEARCH</text:p>
          </table:table-cell>
          <table:table-cell table:formula="of:=SEARCH([.C4];[.$E$1])" office:value-type="float" office:value="15" calcext:value-type="float">
            <text:p>15</text:p>
          </table:table-cell>
          <table:table-cell office:value-type="string" calcext:value-type="string">
            <text:p>[0-9]+</text:p>
          </table:table-cell>
          <table:table-cell table:number-columns-repeated="3"/>
          <table:table-cell office:value-type="string" calcext:value-type="string">
            <text:p>Item 1</text:p>
          </table:table-cell>
        </table:table-row>
        <table:table-row table:style-name="ro1">
          <table:table-cell office:value-type="string" calcext:value-type="string">
            <text:p>MATCH</text:p>
          </table:table-cell>
          <table:table-cell table:formula="of:=MATCH([.C5];[.$G$4:.$G$9])" office:value-type="float" office:value="6" calcext:value-type="float">
            <text:p>6</text:p>
          </table:table-cell>
          <table:table-cell table:formula="of:=[.C1]" office:value-type="string" office:string-value="string" calcext:value-type="string">
            <text:p>string</text:p>
          </table:table-cell>
          <table:table-cell table:number-columns-repeated="3"/>
          <table:table-cell office:value-type="string" calcext:value-type="string">
            <text:p>Item 2</text:p>
          </table:table-cell>
        </table:table-row>
        <table:table-row table:style-name="ro1">
          <table:table-cell table:formula="of:=[.A5]" office:value-type="string" office:string-value="MATCH" calcext:value-type="string">
            <text:p>MATCH</text:p>
          </table:table-cell>
          <table:table-cell table:formula="of:=MATCH([.C6];[.$G$4:.$G$9]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Item 3</text:p>
          </table:table-cell>
        </table:table-row>
        <table:table-row table:style-name="ro1">
          <table:table-cell table:formula="of:=[.A6]" office:value-type="string" office:string-value="MATCH" calcext:value-type="string">
            <text:p>MATCH</text:p>
          </table:table-cell>
          <table:table-cell table:formula="of:=MATCH([.C7];[.$G$4:.$G$9])" office:value-type="string" office:string-value="" calcext:value-type="error">
            <text:p>#N/A</text:p>
          </table:table-cell>
          <table:table-cell table:formula="of:=[.C3]" office:value-type="string" office:string-value="\d+" calcext:value-type="string">
            <text:p>\d+</text:p>
          </table:table-cell>
          <table:table-cell table:number-columns-repeated="3"/>
          <table:table-cell office:value-type="string" calcext:value-type="string">
            <text:p>Item 4</text:p>
          </table:table-cell>
        </table:table-row>
        <table:table-row table:style-name="ro1">
          <table:table-cell table:formula="of:=[.A7]" office:value-type="string" office:string-value="MATCH" calcext:value-type="string">
            <text:p>MATCH</text:p>
          </table:table-cell>
          <table:table-cell table:formula="of:=MATCH([.C8];[.$G$4:.$G$9])" office:value-type="string" office:string-value="" calcext:value-type="error">
            <text:p>#N/A</text:p>
          </table:table-cell>
          <table:table-cell table:formula="of:=[.C4]" office:value-type="string" office:string-value="[0-9]+" calcext:value-type="string">
            <text:p>[0-9]+</text:p>
          </table:table-cell>
          <table:table-cell table:number-columns-repeated="3"/>
          <table:table-cell office:value-type="string" calcext:value-type="string">
            <text:p>Item 5</text:p>
          </table:table-cell>
        </table:table-row>
        <table:table-row table:style-name="ro1">
          <table:table-cell office:value-type="string" calcext:value-type="string">
            <text:p>SUBSTITUTE</text:p>
          </table:table-cell>
          <table:table-cell table:formula="of:=SUBSTITUTE([.$E$1];[.C9];[.D9])" office:value-type="string" office:string-value="A x with 123 numbers, ABC letters and other 456 numbers. 1 23 345" calcext:value-type="string">
            <text:p>A x with 123 numbers, ABC letters and other 456 numbers. 1 23 345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tem 6</text:p>
          </table:table-cell>
        </table:table-row>
        <table:table-row table:style-name="ro1">
          <table:table-cell office:value-type="string" calcext:value-type="string">
            <text:p>SUBSTITUTE</text:p>
          </table:table-cell>
          <table:table-cell table:formula="of:=SUBSTITUTE([.$E$1];[.C10];[.D10])" office:value-type="string" office:string-value="A string with 123 numbers, ABC letters and other 456 numbers. 1 23 345" calcext:value-type="string">
            <text:p>A string with 123 numbers, ABC letters and other 456 numbers. 1 23 345</text:p>
          </table:table-cell>
          <table:table-cell office:value-type="string" calcext:value-type="string">
            <text:p>.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TITUTE</text:p>
          </table:table-cell>
          <table:table-cell table:formula="of:=SUBSTITUTE([.$E$1];[.C11];[.D11])" office:value-type="string" office:string-value="A string with 123 numbers, ABC letters and other 456 numbers. 1 23 345" calcext:value-type="string">
            <text:p>A string with 123 numbers, ABC letters and other 456 numbers. 1 23 345</text:p>
          </table:table-cell>
          <table:table-cell office:value-type="string" calcext:value-type="string">
            <text:p>\d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TITUTE</text:p>
          </table:table-cell>
          <table:table-cell table:formula="of:=SUBSTITUTE([.$E$1];[.C12];[.D12])" office:value-type="string" office:string-value="A string with 123 numbers, ABC letters and other 456 numbers. 1 23 345" calcext:value-type="string">
            <text:p>A string with 123 numbers, ABC letters and other 456 numbers. 1 23 345</text:p>
          </table:table-cell>
          <table:table-cell office:value-type="string" calcext:value-type="string">
            <text:p>[0-9]+</text:p>
          </table:table-cell>
          <table:table-cell table:number-columns-repeated="4"/>
        </table:table-row>
        <table:table-row table:style-name="ro1">
          <table:table-cell/>
          <table:table-cell table:formula="of:=regex([.$E$1];[.C13];[.D13])" office:value-type="string" office:string-value="" calcext:value-type="error">
            <text:p>#NAME?</text:p>
          </table:table-cell>
          <table:table-cell table:number-columns-repeated="5"/>
        </table:table-row>
        <table:table-row table:style-name="ro1">
          <table:table-cell/>
          <table:table-cell table:formula="of:=MATCH([.C14];[.E14]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table:formula="of:=MATCH([.C15];[.E15])" office:value-type="string" office:string-value="" calcext:value-type="error">
            <text:p>#N/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9T18:59:19.683000000</meta:creation-date>
    <dc:date>2025-03-19T19:14:07.326000000</dc:date>
    <meta:editing-duration>PT37S</meta:editing-duration>
    <meta:editing-cycles>1</meta:editing-cycles>
    <meta:document-statistic meta:table-count="1" meta:cell-count="47" meta:object-count="0"/>
    <meta:generator>LibreOffice/6.0.5.2$Windows_x86 LibreOffice_project/54c8cbb85f300ac59db32fe8a675ff7683cd5a16</meta:generator>
  </office:meta>
</office:document-meta>
</file>